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3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14.072cm"/>
    </style:style>
    <style:style style:name="co4" style:family="table-column">
      <style:table-column-properties fo:break-before="auto" style:column-width="12.375cm"/>
    </style:style>
    <style:style style:name="co5" style:family="table-column">
      <style:table-column-properties fo:break-before="auto" style:column-width="11.435cm"/>
    </style:style>
    <style:style style:name="co6" style:family="table-column">
      <style:table-column-properties fo:break-before="auto" style:column-width="24.545cm"/>
    </style:style>
    <style:style style:name="co7" style:family="table-column">
      <style:table-column-properties fo:break-before="auto" style:column-width="8.931cm"/>
    </style:style>
    <style:style style:name="ro1" style:family="table-row">
      <style:table-row-properties style:row-height="2.355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cc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e6e6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cccc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cccc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fo:background-color="#e6e6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Excel_20_Built-in_20_Hyperlink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Hyperlink" style:data-style-name="N8000">
      <style:table-cell-properties fo:background-color="#e6e6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3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(SEO ou accessibilité ?)</text:p>
          </table:table-cell>
          <table:table-cell table:style-name="ce6" table:number-columns-repeated="3"/>
          <table:table-cell table:style-name="ce7"/>
          <table:table-cell table:style-name="ce6"/>
          <table:table-cell table:number-columns-repeated="1018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3" office:value-type="string">
            <text:p>La couleur de fond #F3976C (orange) n'est pas</text:p>
            <text:p>assez contrastée avec les couleurs de texte #575757</text:p>
            <text:p>(gris) et #FFFFFF (blanc)</text:p>
          </table:table-cell>
          <table:table-cell table:style-name="ce3" office:value-type="string">
            <text:p>Ces couleurs ne remplissent pas les conditions du niveau AA de WCAG</text:p>
            <text:p>2.0. Certains utilisateurs peuvent donc avoir du mal à lire.</text:p>
            <text:p/>
          </table:table-cell>
          <table:table-cell table:style-name="ce3" office:value-type="string">
            <text:p>Utiliser un contraste d'au moins 4.5:1 entre le texte et son arrière-plan.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<text:a xlink:href="http://web-accessibility.carnegiemuseums.org/design/color/#:~:text=“WCAG%20(Web%20Content%20Accessibility%20Guidelines,of%20at%20least%204.5%3A1">http://web-accessibility.carnegiemuseums.org/design/color/#:~:text=%E2%80%9CWCAG%20(Web%20Content%20Accessibility%20Guidelines,of%20at%20least%204.5%3A1</text:a>.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/Accessibilité</text:p>
          </table:table-cell>
          <table:table-cell table:style-name="ce4" office:value-type="string">
            <text:p>Tailles des images conséquentes, le texte de la balise &lt;h1&gt; n'est pas visible.</text:p>
          </table:table-cell>
          <table:table-cell table:style-name="ce4" office:value-type="string">
            <text:p>Le visiteur ne peut pas voir le texte. La page perd donc en lisibilité et en compréhensibilité.</text:p>
          </table:table-cell>
          <table:table-cell table:style-name="ce4" office:value-type="string">
            <text:p>Utiliser un contraste d'au moins 4.5:1 entre le texte et son arrière-plan.</text:p>
            <text:p/>
          </table:table-cell>
          <table:table-cell table:style-name="ce9"/>
          <table:table-cell table:style-name="ce12" office:value-type="string">
            <text:p><text:a xlink:href="https://developer.mozilla.org/fr/docs/Web/Accessibility/Mobile_accessibility_checklist">https://developer.mozilla.org/fr/docs/Web/Accessibility/Mobile_accessibility_checklist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 /Accessibilité</text:p>
          </table:table-cell>
          <table:table-cell table:style-name="ce3" office:value-type="string">
            <text:p>La langue par défaut de la page est mal définie dans la balise HTML &lt;lang&gt;.</text:p>
            <text:p/>
          </table:table-cell>
          <table:table-cell table:style-name="ce3" office:value-type="string">
            <text:p>Définir la langue de la page permet une meilleure compréhension de la part de Google et de rediriger celle-ci vers les francophones. Cela permet une lecture correctement adaptée par les lecteurs d'écran.</text:p>
            <text:p/>
          </table:table-cell>
          <table:table-cell table:style-name="ce3" office:value-type="string">
            <text:p>Toujours déclarer la langue d'une page HTML dans la balise</text:p>
            <text:p>&lt;html&gt;.</text:p>
            <text:p/>
          </table:table-cell>
          <table:table-cell table:style-name="ce8" office:value-type="string">
            <text:p>Oui</text:p>
          </table:table-cell>
          <table:table-cell table:style-name="ce11" office:value-type="string">
            <text:p><text:a xlink:href="https://developer.mozilla.org/fr/docs/Web/HTML/Global_attributes/lang">https://developer.mozilla.org/fr/docs/Web/HTML/Global_attributes/lang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Une seule balise &lt;script&gt; possède l'attribut defer.</text:p>
          </table:table-cell>
          <table:table-cell table:style-name="ce4" office:value-type="string">
            <text:p>Les scripts ralentissent le chargement de la page car le HTML/CSS attend que tous les scripts soient téléchargés pour se charger à son tour.</text:p>
          </table:table-cell>
          <table:table-cell table:style-name="ce4" office:value-type="string">
            <text:p>Dans une page avec du Javascript décoratif, il est possible de</text:p>
            <text:p>charger le HTML/CSS de manière indépendante grâce à</text:p>
            <text:p>l'attribut defer ou async.</text:p>
            <text:p/>
          </table:table-cell>
          <table:table-cell table:style-name="ce9"/>
          <table:table-cell table:style-name="ce12" office:value-type="string">
            <text:p><text:a xlink:href="https://www.alsacreations.com/astuce/lire/1562-script-attribut-async-defer.html">https://www.alsacreations.com/astuce/lire/1562-script-attribut-async-defer.html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 /Accessibilité</text:p>
          </table:table-cell>
          <table:table-cell table:style-name="ce4" office:value-type="string">
            <text:p>La balise META &lt;title&gt; et &lt;description&gt; ne sont pas remplies.</text:p>
          </table:table-cell>
          <table:table-cell table:style-name="ce4" office:value-type="string">
            <text:p>Ces balise permettent à l'internaute, Google et aux lecteurs d'écran de</text:p>
            <text:p>connaître le nom et le sujet de votre page/site.</text:p>
          </table:table-cell>
          <table:table-cell table:style-name="ce4" office:value-type="string">
            <text:p>Rédiger une balise meta &lt;title&gt; de 65 caractères</text:p>
            <text:p>maximum, (de 70 à 320 caractères pour la balise &lt;description&gt;) attractive pour l'internaute avec les mots-clés principaux.</text:p>
            <text:p/>
          </table:table-cell>
          <table:table-cell table:style-name="ce9"/>
          <table:table-cell table:style-name="ce12" office:value-type="string">
            <text:p><text:a xlink:href="https://developer.mozilla.org/fr/docs/Learn/HTML/Introduction_to_HTML/The_head_metadata_in_HTML">https://developer.mozilla.org/fr/docs/Learn/HTML/Introduction_to_HTML/The_head_metadata_in_HTML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 /Accessibilité</text:p>
          </table:table-cell>
          <table:table-cell table:style-name="ce4" office:value-type="string">
            <text:p>Les titres &lt;h1&gt; ne sont pas optimisés pour le SEO.</text:p>
          </table:table-cell>
          <table:table-cell table:style-name="ce4" office:value-type="string">
            <text:p>Cette balise permet de structurer le contenu de la page tout en améliorant</text:p>
            <text:p>le SEO du site grâce à l'utilisation des mots-clés.</text:p>
          </table:table-cell>
          <table:table-cell table:style-name="ce4" office:value-type="string">
            <text:p>Rédiger des titre &lt;h1&gt; attractifs et cohérents avec le sujet de la</text:p>
            <text:p>page, en utilisant les mots-clés adaptés.</text:p>
          </table:table-cell>
          <table:table-cell table:style-name="ce9"/>
          <table:table-cell table:style-name="ce12" office:value-type="string">
            <text:p><text:a xlink:href="https://developer.mozilla.org/fr/docs/Web/HTML/Element/Heading_Elements">https://developer.mozilla.org/fr/docs/Web/HTML/Element/Heading_Elements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 /Accessibilité</text:p>
          </table:table-cell>
          <table:table-cell table:style-name="ce4" office:value-type="string">
            <text:p>Certains titres &lt;h2&gt; et &lt;h3&gt; n'ont pas de structure logique et ne sont pas bien rédigés pour le SEO.</text:p>
          </table:table-cell>
          <table:table-cell table:style-name="ce4" office:value-type="string">
            <text:p>La structure du site permet une meilleure indexation par Google et une</text:p>
            <text:p>lecture plus cohérente par des outils d'aide à l'accessibilité. Ces titres sont priorisé lors de l'indexation de Google. La présence de mots-clés y est donc fortement conseillée.</text:p>
          </table:table-cell>
          <table:table-cell table:style-name="ce4" office:value-type="string">
            <text:p>Rédiger des titres &lt;h&gt; etc avec une structure cohérente, du</text:p>
            <text:p>plus au moins important, en évitant trop de profondeur et en</text:p>
            <text:p>incluant des mots-clés pour un meilleur référencement.</text:p>
          </table:table-cell>
          <table:table-cell table:style-name="ce9"/>
          <table:table-cell table:style-name="ce12" office:value-type="string">
            <text:p><text:a xlink:href="https://openclassrooms.com/fr/courses/5922626-optimisez-le-referencement-de-votre-site-seo-en-ameliorant-ses-performances-techniques/6055226-pensez-mobile-first">https://openclassrooms.com/fr/courses/5922626-optimisez-le-referencement-de-votre-site-seo-en-ameliorant-ses-performances-techniques/6055226-pensez-mobile-first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/Accessibilité</text:p>
          </table:table-cell>
          <table:table-cell table:style-name="ce4" office:value-type="string">
            <text:p>Balises "alt" des images mal renseignées.Technique de Black Hat avec répétition de mots-clés.</text:p>
            <text:p/>
          </table:table-cell>
          <table:table-cell table:style-name="ce4" office:value-type="string">
            <text:p>Les balises alt servent à décrire l'image lorsque celles-ci ne sont pas</text:p>
            <text:p>décoratives.Cela permet un meilleur référencement par Google. Attention, les techniques black hat ne sont pas tolérées.</text:p>
            <text:p/>
          </table:table-cell>
          <table:table-cell table:style-name="ce4" office:value-type="string">
            <text:p>Rédiger des balises "alt" qui décrivent simplement et</text:p>
            <text:p>rapidement les images.</text:p>
            <text:p/>
          </table:table-cell>
          <table:table-cell table:style-name="ce9"/>
          <table:table-cell table:style-name="ce12" office:value-type="string">
            <text:p><text:a xlink:href="https://developer.mozilla.org/fr/docs/Web/HTML/Element/Heading_Elements#:~:text=Les%20éléments%20à%20%3C,la%20section%20qu%27il%20introduit">https://developer.mozilla.org/fr/docs/Web/HTML/Element/Heading_Elements#:~:text=Les%20%C3%A9l%C3%A9ments%20%C3%A0%20%3C,la%20section%20qu%27il%20introduit</text:a>.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EO/Accessibilité</text:p>
          </table:table-cell>
          <table:table-cell table:style-name="ce4" office:value-type="string">
            <text:p>Texte mis au format image.</text:p>
          </table:table-cell>
          <table:table-cell table:style-name="ce4" office:value-type="string">
            <text:p>Plusieurs blocs de textes mis au format image ce qui pourrait tromper le moteur de recherche lors du scrapping</text:p>
          </table:table-cell>
          <table:table-cell table:style-name="ce4" office:value-type="string">
            <text:p>Toujours écrire les blocs texte et non pas les ajouter au format image</text:p>
          </table:table-cell>
          <table:table-cell table:style-name="ce9"/>
          <table:table-cell table:style-name="ce12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Des div uniquement avec de la répétition de mots clés sont présentes. Technique de Black Hat.</text:p>
          </table:table-cell>
          <table:table-cell table:style-name="ce4" office:value-type="string">
            <text:p>Répéter uniquement les mots sans rédaction de contenu est une technique de Black Hat. Elle n'apporte rien à l'utilisateur, et comparé à autrefois, elle ne renforce pas le SEO mais au contraire le pénalise.</text:p>
            <text:p/>
          </table:table-cell>
          <table:table-cell table:style-name="ce4" office:value-type="string">
            <text:p>Ne pas appliquer de techniques de Black Hat visant à tromper</text:p>
            <text:p>Google.</text:p>
            <text:p/>
          </table:table-cell>
          <table:table-cell table:style-name="ce9"/>
          <table:table-cell table:style-name="ce12" office:value-type="string">
            <text:p><text:a xlink:href="https://www.redacteur.com/blog/seo-techniques-black-hat/">https://www.redacteur.com/blog/seo-techniques-black-hat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Les listes des liens vers les partenaires et annuaires n'est pas pertinente. Cela ressemble a</text:p>
            <text:p>une technique de Black Hat.</text:p>
          </table:table-cell>
          <table:table-cell table:style-name="ce3" office:value-type="string">
            <text:p>La liste des liens vers les partenaires pourrait éventuellement être conservée. Néanmoins, son placement dans le &lt;footer&gt; n'est pas recommandée et le secteur d'activité ne coïncide pas avec celui du site. </text:p>
            <text:p/>
          </table:table-cell>
          <table:table-cell table:style-name="ce3" office:value-type="string">
            <text:p>Supprimer les listes de liens/annuaires/partenaires inutiles -</text:p>
            <text:p>Rechercher de réels partenaires, dans le même secteur mais</text:p>
            <text:p>non concurrents, pour faire un partage de liens (sur une page</text:p>
            <text:p>ou un article dédié).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www.creapulse.fr/guide-comment-connaitre-et-supprimer-les-mauvais-backlinks/">https://www.creapulse.fr/guide-comment-connaitre-et-supprimer-les-mauvais-backlinks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/Accessibilité</text:p>
          </table:table-cell>
          <table:table-cell table:style-name="ce3" office:value-type="string">
            <text:p>Le texte du lien "page 2" n'est pas adapté pour rediriger vers la page de contact</text:p>
            <text:p/>
          </table:table-cell>
          <table:table-cell table:style-name="ce3" office:value-type="string">
            <text:p>Le lien écrit "page 2" décrit très mal où redirige ce lien. </text:p>
            <text:p/>
          </table:table-cell>
          <table:table-cell table:style-name="ce3" office:value-type="string">
            <text:p>Écrire un texte explicite qui définit clairement le lieu de</text:p>
            <text:p>destination d'un lien.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<text:a xlink:href="https://openclassrooms.com/fr/courses/6691346-concevez-un-contenu-web-accessible/6940878-decouvrez-les-exigences-en-matiere-daccessibilite">https://openclassrooms.com/fr/courses/6691346-concevez-un-contenu-web-accessible/6940878-decouvrez-les-exigences-en-matiere-daccessibilite</text:a>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tesse</text:p>
          </table:table-cell>
          <table:table-cell table:style-name="ce3" office:value-type="string">
            <text:p>Toutes les images ne sont pas compressées et certaines doivent être redimensionnées.</text:p>
          </table:table-cell>
          <table:table-cell table:style-name="ce3" office:value-type="string">
            <text:p>N'étant pas compressées ou/et trop grandes, ces images sont plus lourdes et ralentissent donc le chargement de la page ainsi que l'indexation de Google.</text:p>
          </table:table-cell>
          <table:table-cell table:style-name="ce3" office:value-type="string">
            <text:p>Compresser et redimensionner les images pour faciliter le chargement du site.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<text:a xlink:href="https://ronan-hello.fr/series/html/optimiser-chargement-images">https://ronan-hello.fr/series/html/optimiser-chargement-images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/Accessibilité</text:p>
          </table:table-cell>
          <table:table-cell table:style-name="ce4" office:value-type="string">
            <text:p>Certains textes sont des images,</text:p>
          </table:table-cell>
          <table:table-cell table:style-name="ce4" office:value-type="string">
            <text:p>Les textes dans les images ne sont pas pris en compte lors de l'indexation de Google, ni dans la lecture par les lecteurs d'écran.</text:p>
          </table:table-cell>
          <table:table-cell table:style-name="ce4" office:value-type="string">
            <text:p>Mettre les textes dans des balises &lt;p&gt; &lt;cite&gt; &lt;quote&gt;&gt; &lt;h3&gt;</text:p>
            <text:p>… avec des mots-clés quand cela est nécessaire.</text:p>
            <text:p/>
          </table:table-cell>
          <table:table-cell table:style-name="ce4"/>
          <table:table-cell table:style-name="ce12" office:value-type="string">
            <text:p><text:a xlink:href="https://openweb.eu.org/articles/accessibilite_images">https://openweb.eu.org/articles/accessibilite_images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/Accessibilité</text:p>
          </table:table-cell>
          <table:table-cell table:style-name="ce3" office:value-type="string">
            <text:p>Absence de balises sémantiques &lt;footer&gt; &lt;header&gt; &lt;section&gt; etc</text:p>
          </table:table-cell>
          <table:table-cell table:style-name="ce3" office:value-type="string">
            <text:p>Les balises sémantiques HTML permettent de structurer la page web, ce</text:p>
            <text:p>qui facilite l'indexation de Google et la lecture par les outils d'aide à</text:p>
            <text:p>L'accessibilité.</text:p>
            <text:p/>
          </table:table-cell>
          <table:table-cell table:style-name="ce3" office:value-type="string">
            <text:p>Toujours utiliser les balises structures HTML5 dans ses pages</text:p>
            <text:p>Web.</text:p>
            <text:p/>
          </table:table-cell>
          <table:table-cell table:style-name="ce10" office:value-type="string">
            <text:p>Oui</text:p>
          </table:table-cell>
          <table:table-cell table:style-name="ce11" office:value-type="string">
            <text:p><text:a xlink:href="https://developer.mozilla.org/fr/docs/orphaned/Web/Guide/HTML/Using_HTML_sections_and_outlines">https://developer.mozilla.org/fr/docs/orphaned/Web/Guide/HTML/Using_HTML_sections_and_outlines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/Accessibilité</text:p>
          </table:table-cell>
          <table:table-cell table:style-name="ce4" office:value-type="string">
            <text:p>La balise &lt;nav&gt; est mal placée.</text:p>
          </table:table-cell>
          <table:table-cell table:style-name="ce4" office:value-type="string">
            <text:p>La balise &lt;nav&gt; sert à annoncer qu'il y a un menu. Ici, la balise &lt;nav&gt;</text:p>
            <text:p>prend la place de la balise &lt;header&gt;.</text:p>
          </table:table-cell>
          <table:table-cell table:style-name="ce4" office:value-type="string">
            <text:p>Structurer ses pages web avec les balises sémantiques au bon</text:p>
            <text:p>Endroit.</text:p>
            <text:p/>
          </table:table-cell>
          <table:table-cell table:style-name="ce4"/>
          <table:table-cell table:style-name="ce12" office:value-type="string">
            <text:p><text:a xlink:href="https://developer.mozilla.org/fr/docs/orphaned/Web/Guide/HTML/Using_HTML_sections_and_outlines">https://developer.mozilla.org/fr/docs/orphaned/Web/Guide/HTML/Using_HTML_sections_and_outlines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Le bouton et le style de la page 2 sont différents des boutons et du style de la page d'accueil.</text:p>
          </table:table-cell>
          <table:table-cell table:style-name="ce3" office:value-type="string">
            <text:p>Ces boutons ont une fonction similaire et ont un style différent. Le style de la page 2 s'intègre mal. Cela crée une incohérence et qui peut perturber l'utilisateur.</text:p>
          </table:table-cell>
          <table:table-cell table:style-name="ce3" office:value-type="string">
            <text:p>Garder au maximum le même style entre les pages et les</text:p>
            <text:p>boutons qui ont une action similaires.</text:p>
          </table:table-cell>
          <table:table-cell table:style-name="ce10" office:value-type="string">
            <text:p>Oui</text:p>
          </table:table-cell>
          <table:table-cell table:style-name="ce3" office:value-type="string">
            <text:p><text:a xlink:href="https://openclassrooms.com/fr/courses/6691346-concevez-un-contenu-web-accessible/6940878-decouvrez-les-exigences-en-matiere-daccessibilite">https://openclassrooms.com/fr/courses/6691346-concevez-un-contenu-web-accessible/6940878-decouvrez-les-exigences-en-matiere-daccessibilite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/Accessibilité</text:p>
          </table:table-cell>
          <table:table-cell table:style-name="ce4" office:value-type="string">
            <text:p>En version mobile, page 2, le bouton d'ouverture du menu de navigation ne fonctionne pas.</text:p>
          </table:table-cell>
          <table:table-cell table:style-name="ce4" office:value-type="string">
            <text:p>Le visiteur ne peut pas accéder au menu. Certes, il est possible de revenir à l'écran d'accueil par un autre bouton. Mais cette dis-fonctionnalité peut pénaliser le référencement par Google et la lecture par les lecteurs d'écran.</text:p>
          </table:table-cell>
          <table:table-cell table:style-name="ce4" office:value-type="string">
            <text:p>Toutes les fonctionnalités présentes sur un site site doivent</text:p>
            <text:p>fonctionner. Sinon, il est préférable de supprimer et de</text:p>
            <text:p>réinstaller une fois l'erreur réparée.</text:p>
          </table:table-cell>
          <table:table-cell table:style-name="ce4"/>
          <table:table-cell table:style-name="ce12" office:value-type="string">
            <text:p><text:a xlink:href="https://justsearch.fr/blog/seo-les-erreurs-qui-penalisent-le-referencement-de-votre-site/">https://justsearch.fr/blog/seo-les-erreurs-qui-penalisent-le-referencement-de-votre-site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Dans la page 2, les inputs ne sont pas reliés à leur label correspondant.</text:p>
            <text:p/>
          </table:table-cell>
          <table:table-cell table:style-name="ce3" office:value-type="string">
            <text:p>Lors de sa lecture, un lecteur d'écran ne peut pas comprendre pour quelle raison la saisie de donnée est demandée.</text:p>
            <text:p/>
          </table:table-cell>
          <table:table-cell table:style-name="ce3" office:value-type="string">
            <text:p>Tous les éléments de contrôle d'un formulaire doivent posséder</text:p>
            <text:p>des éléments &lt;label&gt;.</text:p>
          </table:table-cell>
          <table:table-cell table:style-name="ce10" office:value-type="string">
            <text:p>Oui</text:p>
          </table:table-cell>
          <table:table-cell table:style-name="ce11" office:value-type="string">
            <text:p><text:a xlink:href="https://developer.mozilla.org/fr/docs/Web/HTML/Element/Label">https://developer.mozilla.org/fr/docs/Web/HTML/Element/Label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Absence de metatags sur les icônes des réseaux sociaux.</text:p>
            <text:p/>
          </table:table-cell>
          <table:table-cell table:style-name="ce4" office:value-type="string">
            <text:p>Les metatags permettent aux réseaux sociaux de mieux comprendre le</text:p>
            <text:p>contenu de la page et de contrôler son diffusement.</text:p>
          </table:table-cell>
          <table:table-cell table:style-name="ce4" office:value-type="string">
            <text:p>Ajouter les metatags dès la présence de liens vers les réseaux</text:p>
            <text:p>Sociaux.</text:p>
            <text:p/>
          </table:table-cell>
          <table:table-cell table:style-name="ce4"/>
          <table:table-cell table:style-name="ce12" office:value-type="string">
            <text:p><text:a xlink:href="https://openclassrooms.com/fr/courses/3504431-decoupez-et-integrez-une-maquette/3605786-ajouter-les-metatags">https://openclassrooms.com/fr/courses/3504431-decoupez-et-integrez-une-maquette/3605786-ajouter-les-metatags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Nécessité de scroller horizontalement en version mobile (page 2). Le site n'est pas</text:p>
            <text:p>totalement responsive.</text:p>
          </table:table-cell>
          <table:table-cell table:style-name="ce4" office:value-type="string">
            <text:p>Un site non responsive et non adapté aux mobiles apportera une mauvaise expérience utilisateur. L'incohérence entre les différentes version va perturber également l'indexation par Google.</text:p>
            <text:p/>
          </table:table-cell>
          <table:table-cell table:style-name="ce4" office:value-type="string">
            <text:p>Créer un site responsive au minimum et compatible avec les écrans mobiles.</text:p>
          </table:table-cell>
          <table:table-cell table:style-name="ce4"/>
          <table:table-cell table:style-name="ce4" office:value-type="string">
            <text:p><text:a xlink:href="https://doingenia.com/blog/site-responsive-et-seo/">https://doingenia.com/blog/site-responsive-et-seo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Absence d'attributs ARIA</text:p>
          </table:table-cell>
          <table:table-cell table:style-name="ce3" office:value-type="string">
            <text:p>Les attribut ARIA permettent de donner des informations aux aides</text:p>
            <text:p>techniques d'accessibilité. Cela permet ensuite une meilleure navigation et lecture par les lecteurs d'écran.</text:p>
            <text:p/>
          </table:table-cell>
          <table:table-cell table:style-name="ce3" office:value-type="string">
            <text:p>Ajouter des attributs ARIA dès que nécessaire.</text:p>
          </table:table-cell>
          <table:table-cell table:style-name="ce10" office:value-type="string">
            <text:p>Oui</text:p>
          </table:table-cell>
          <table:table-cell table:style-name="ce3" office:value-type="string">
            <text:p><text:a xlink:href="https://developer.mozilla.org/fr/docs/Web/Accessibility/ARIA">https://developer.mozilla.org/fr/docs/Web/Accessibility/ARIA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CEO</text:p>
          </table:table-cell>
          <table:table-cell table:style-name="ce4" office:value-type="string">
            <text:p>Le code HTML CSS JS n'est pas minifié.</text:p>
          </table:table-cell>
          <table:table-cell table:style-name="ce4" office:value-type="string">
            <text:p>Le code prend plus de place que nécessaire. Il est donc plus lourd et</text:p>
            <text:p>ralentit le chargement de la page.</text:p>
          </table:table-cell>
          <table:table-cell table:style-name="ce4" office:value-type="string">
            <text:p>Minifier les fichiers CSS HTML JS.</text:p>
          </table:table-cell>
          <table:table-cell table:style-name="ce4"/>
          <table:table-cell table:style-name="ce4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Le JavaScript (JS) n'est pas optimale sur le site.</text:p>
          </table:table-cell>
          <table:table-cell table:style-name="ce4" office:value-type="string">
            <text:p>Sur ce site vitrine, le JS n'est pas adapté et a tendance à complexifier le</text:p>
            <text:p>site inutilement. Il ralentit également l'indexation de Google.</text:p>
          </table:table-cell>
          <table:table-cell table:style-name="ce4" office:value-type="string">
            <text:p>Quand cela n'est pas indispensable, privilégier une structure</text:p>
            <text:p>simple HTML/CSS sans JS.</text:p>
          </table:table-cell>
          <table:table-cell table:style-name="ce4"/>
          <table:table-cell table:style-name="ce4" office:value-type="string">
            <text:p><text:a xlink:href="https://openclassrooms.com/fr/courses/5922626-optimisez-le-referencement-de-votre-site-seo-en-ameliorant-ses-performances-techniques/6055256-decouvrez-comment-google-interprete-le-javascript">https://openclassrooms.com/fr/courses/5922626-optimisez-le-referencement-de-votre-site-seo-en-ameliorant-ses-performances-techniques/6055256-decouvrez-comment-google-interprete-le-javascript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Absence de suivi des résultats de SEO.</text:p>
          </table:table-cell>
          <table:table-cell table:style-name="ce4" office:value-type="string">
            <text:p>Aucun outil n'est installé afin de suivre l'avancée des résultats de la</text:p>
            <text:p>stratégie SEO.</text:p>
          </table:table-cell>
          <table:table-cell table:style-name="ce4" office:value-type="string">
            <text:p>Installer Google Analytics et la Search Console. Mettre en</text:p>
            <text:p>place un suivi régulier de l'évolution des chiffres SEO.</text:p>
          </table:table-cell>
          <table:table-cell table:style-name="ce4"/>
          <table:table-cell table:style-name="ce4" office:value-type="string">
            <text:p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La balise META &lt;keywords&gt; est inutile.</text:p>
          </table:table-cell>
          <table:table-cell table:style-name="ce3" office:value-type="string">
            <text:p>Cette balise servait auparavant pour le SEO mais aujourd'hui, elle est</text:p>
            <text:p>obsolète. Elle peut éventuellement servir pour se renseigner sur la</text:p>
            <text:p>concurrence. Dans le cas présent, méthode de Black Hat.</text:p>
          </table:table-cell>
          <table:table-cell table:style-name="ce3" office:value-type="string">
            <text:p>Ne pas mettre de balise META &lt;keywords&gt; sur son site.</text:p>
          </table:table-cell>
          <table:table-cell table:style-name="ce10" office:value-type="string">
            <text:p>Oui</text:p>
          </table:table-cell>
          <table:table-cell table:style-name="ce3" office:value-type="string">
            <text:p><text:a xlink:href="https://www.definitions-seo.com/definition-de-balise-meta-keywords/">https://www.definitions-seo.com/definition-de-balise-meta-keywords/</text:a>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22/10/2021</text:date>, <text:time>17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7:47:38.46</dc:date>
    <dc:creator>Zoé Gauthier</dc:creator>
    <meta:generator>OpenOffice/4.1.7$Win32 OpenOffice.org_project/417m1$Build-9800</meta:generator>
    <meta:editing-duration>PT4H19M10S</meta:editing-duration>
    <meta:editing-cycles>4</meta:editing-cycles>
    <meta:document-statistic meta:table-count="1" meta:cell-count="149" meta:object-count="0"/>
  </office:meta>
</office:document-meta>
</file>